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10000001F77C3CF9B02F8E8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79in" fo:margin-left="0in" table:align="left" style:shadow="#808080 0.05in 0.05in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6979in"/>
    </style:style>
    <style:style style:name="Table2.A1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-left="0.0799in" fo:padding-right="0.0403in" fo:padding-top="0.0403in" fo:padding-bottom="0.0403in" fo:border="0.05pt solid #000000"/>
    </style:style>
    <style:style style:name="Table2.A2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-left="0.0799in" fo:padding-right="0.0403in" fo:padding-top="0.0403in" fo:padding-bottom="0.0403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 style:shadow="#808080 0.05in 0.05in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6979in"/>
    </style:style>
    <style:style style:name="Table1.A1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-left="0.0799in" fo:padding-right="0.0403in" fo:padding-top="0.0403in" fo:padding-bottom="0.0403in" fo:border="0.05pt solid #000000"/>
    </style:style>
    <style:style style:name="Table1.A2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-left="0.0799in" fo:padding-right="0.0403in" fo:padding-top="0.0403in" fo:padding-bottom="0.0403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 style:shadow="#808080 0.05in 0.05in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4.6979in"/>
    </style:style>
    <style:style style:name="Table3.A1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-left="0.0799in" fo:padding-right="0.0403in" fo:padding-top="0.0403in" fo:padding-bottom="0.0403in" fo:border="0.05pt solid #000000"/>
    </style:style>
    <style:style style:name="Table3.A2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.0799in" fo:padding-right="0.0403in" fo:padding-top="0.0403in" fo:padding-bottom="0.0403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 style:shadow="#808080 0.05in 0.05in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4.6979in"/>
    </style:style>
    <style:style style:name="Table5.A1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-left="0.0799in" fo:padding-right="0.0403in" fo:padding-top="0.0403in" fo:padding-bottom="0.0403in" fo:border="0.05pt solid #000000"/>
    </style:style>
    <style:style style:name="Table5.A2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-left="0.0799in" fo:padding-right="0.0403in" fo:padding-top="0.0403in" fo:padding-bottom="0.0403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 style:shadow="#808080 0.05in 0.05in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4.6979in"/>
    </style:style>
    <style:style style:name="Table4.A1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-left="0.0799in" fo:padding-right="0.0403in" fo:padding-top="0.0403in" fo:padding-bottom="0.0403in" fo:border="0.05pt solid #000000"/>
    </style:style>
    <style:style style:name="Table4.A2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-left="0.0799in" fo:padding-right="0.0403in" fo:padding-top="0.0403in" fo:padding-bottom="0.0403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line-height="150%"/>
      <style:text-properties style:font-name="Times New Roman" fo:language="hu" fo:country="HU" fo:font-style="italic" style:font-style-asian="italic" style:font-style-complex="italic"/>
    </style:style>
    <style:style style:name="P2" style:family="paragraph" style:parent-style-name="Standard">
      <style:text-properties style:font-name="Calibri" fo:font-size="8pt" fo:font-weight="bold" officeooo:rsid="003e6f9d" officeooo:paragraph-rsid="00404785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Calibri" fo:font-size="8pt" fo:font-weight="bold" officeooo:rsid="003e6f9d" officeooo:paragraph-rsid="00422b9d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Calibri" fo:font-size="8pt" fo:font-weight="bold" officeooo:rsid="003e6f9d" officeooo:paragraph-rsid="0043c369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Calibri" fo:font-size="8pt" fo:font-weight="bold" officeooo:paragraph-rsid="00404785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Calibri" fo:font-size="8pt" fo:font-weight="bold" officeooo:paragraph-rsid="00422b9d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Calibri" fo:font-size="8pt" fo:font-weight="bold" officeooo:paragraph-rsid="0042723b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libri" fo:font-size="8pt" fo:font-weight="bold" officeooo:paragraph-rsid="0043c369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alibri" fo:font-size="8pt" fo:font-weight="bold" officeooo:rsid="0045cb68" officeooo:paragraph-rsid="0045cb68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Calibri" fo:font-size="8pt" fo:font-weight="bold" officeooo:paragraph-rsid="004a6ef1" style:font-size-asian="8pt" style:font-weight-asian="bold" style:font-size-complex="8pt" style:font-weight-complex="bold"/>
    </style:style>
    <style:style style:name="P11" style:family="paragraph" style:parent-style-name="Standard">
      <style:text-properties style:font-name="Calibri" fo:font-size="8pt" fo:font-weight="bold" officeooo:rsid="003c9fbb" officeooo:paragraph-rsid="00422b9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Calibri" fo:font-size="8pt" fo:font-weight="bold" officeooo:rsid="004a1666" officeooo:paragraph-rsid="004a1666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Calibri" fo:font-size="8pt" fo:font-weight="bold" officeooo:rsid="00404785" officeooo:paragraph-rsid="00404785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Calibri" fo:font-size="8pt" fo:font-weight="bold" officeooo:rsid="0043c369" officeooo:paragraph-rsid="0043c369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Calibri" fo:font-size="8pt" fo:font-weight="bold" officeooo:rsid="00457c29" officeooo:paragraph-rsid="00422b9d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Calibri" fo:font-size="8pt" officeooo:paragraph-rsid="00404785" style:font-size-asian="8pt" style:font-size-complex="8pt"/>
    </style:style>
    <style:style style:name="P17" style:family="paragraph" style:parent-style-name="Standard">
      <style:text-properties style:font-name="Calibri" fo:font-size="8pt" officeooo:paragraph-rsid="00422b9d" style:font-size-asian="8pt" style:font-size-complex="8pt"/>
    </style:style>
    <style:style style:name="P18" style:family="paragraph" style:parent-style-name="Standard">
      <style:text-properties style:font-name="Calibri" fo:font-size="8pt" officeooo:paragraph-rsid="0042723b" style:font-size-asian="8pt" style:font-size-complex="8pt"/>
    </style:style>
    <style:style style:name="P19" style:family="paragraph" style:parent-style-name="Standard">
      <style:text-properties style:font-name="Calibri" fo:font-size="8pt" officeooo:paragraph-rsid="0043c369" style:font-size-asian="8pt" style:font-size-complex="8pt"/>
    </style:style>
    <style:style style:name="P20" style:family="paragraph" style:parent-style-name="Standard">
      <style:text-properties style:font-name="Calibri" fo:font-size="8pt" officeooo:rsid="004aab9c" officeooo:paragraph-rsid="004aab9c" style:font-size-asian="8pt" style:font-size-complex="8pt"/>
    </style:style>
    <style:style style:name="P21" style:family="paragraph" style:parent-style-name="Standard">
      <style:text-properties style:font-name="Calibri" fo:font-size="8pt" officeooo:rsid="003e6f9d" officeooo:paragraph-rsid="00422b9d" style:font-size-asian="8pt" style:font-size-complex="8pt"/>
    </style:style>
    <style:style style:name="P22" style:family="paragraph" style:parent-style-name="Standard">
      <style:text-properties style:font-name="Calibri" fo:font-size="8pt" officeooo:rsid="004a1666" officeooo:paragraph-rsid="00422b9d" style:font-size-asian="8pt" style:font-size-complex="8pt"/>
    </style:style>
    <style:style style:name="P23" style:family="paragraph" style:parent-style-name="Standard">
      <style:text-properties style:font-name="Calibri" fo:font-size="8pt" officeooo:rsid="004a1666" officeooo:paragraph-rsid="004a1666" style:font-size-asian="8pt" style:font-size-complex="8pt"/>
    </style:style>
    <style:style style:name="P24" style:family="paragraph" style:parent-style-name="Standard">
      <style:text-properties style:font-name="Calibri" fo:font-size="8pt" officeooo:rsid="00404785" officeooo:paragraph-rsid="00404785" style:font-size-asian="8pt" style:font-size-complex="8pt"/>
    </style:style>
    <style:style style:name="P25" style:family="paragraph" style:parent-style-name="Standard">
      <style:text-properties style:font-name="Times New Roman" fo:font-size="11pt" fo:font-style="italic" officeooo:rsid="00422b9d" officeooo:paragraph-rsid="00404785" style:font-size-asian="11pt" style:font-style-asian="italic" style:font-size-complex="11pt" style:font-style-complex="italic"/>
    </style:style>
    <style:style style:name="P26" style:family="paragraph" style:parent-style-name="Standard">
      <style:text-properties style:font-name="Times New Roman" fo:font-size="11pt" fo:font-style="italic" officeooo:rsid="00422b9d" officeooo:paragraph-rsid="0043c369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0pt" fo:font-weight="normal" officeooo:rsid="004aab9c" officeooo:paragraph-rsid="004aab9c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0pt" fo:font-weight="normal" officeooo:rsid="004cbb8b" officeooo:paragraph-rsid="004aab9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0pt" officeooo:paragraph-rsid="0050874c" style:font-size-asian="10pt" style:font-size-complex="10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0pt" officeooo:paragraph-rsid="00526706" style:font-size-asian="10pt" style:font-size-complex="10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0pt" officeooo:rsid="005c19ce" officeooo:paragraph-rsid="00604c3a" style:font-size-asian="10pt" style:font-size-complex="10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0pt" officeooo:rsid="00604c3a" officeooo:paragraph-rsid="00604c3a" style:font-size-asian="10pt" style:font-size-complex="10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0pt" officeooo:rsid="00628acd" officeooo:paragraph-rsid="00628acd" style:font-size-asian="10pt" style:font-size-complex="10pt"/>
    </style:style>
    <style:style style:name="P34" style:family="paragraph" style:parent-style-name="Standard">
      <style:text-properties officeooo:paragraph-rsid="00422b9d"/>
    </style:style>
    <style:style style:name="P35" style:family="paragraph" style:parent-style-name="Standard">
      <style:text-properties officeooo:paragraph-rsid="0042723b"/>
    </style:style>
    <style:style style:name="P36" style:family="paragraph" style:parent-style-name="Standard">
      <style:text-properties officeooo:paragraph-rsid="0043c369"/>
    </style:style>
    <style:style style:name="P37" style:family="paragraph" style:parent-style-name="Standard">
      <style:text-properties fo:font-variant="normal" fo:text-transform="none" fo:color="#202122" style:font-name="Times New Roman" fo:font-size="12pt" fo:letter-spacing="normal" fo:language="hu" fo:country="HU" fo:font-style="normal" style:text-underline-style="none" fo:font-weight="normal" officeooo:rsid="00404785" officeooo:paragraph-rsid="00422b9d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officeooo:paragraph-rsid="005c19ce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66417f"/>
    </style:style>
    <style:style style:name="P40" style:family="paragraph" style:parent-style-name="Standard">
      <style:paragraph-properties fo:line-height="150%" fo:text-align="justify" style:justify-single-word="false"/>
      <style:text-properties fo:font-size="10pt" officeooo:rsid="0066417f" officeooo:paragraph-rsid="006455f1" style:font-size-asian="8.75pt" style:font-size-complex="10pt"/>
    </style:style>
    <style:style style:name="P41" style:family="paragraph" style:parent-style-name="Text_20_body">
      <style:paragraph-properties fo:line-height="150%" fo:text-align="center" style:justify-single-word="false"/>
      <style:text-properties style:font-name="Times New Roman" fo:language="hu" fo:country="HU" officeooo:rsid="001cb080" officeooo:paragraph-rsid="001cb080"/>
    </style:style>
    <style:style style:name="P42" style:family="paragraph" style:parent-style-name="Text_20_body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43" style:family="paragraph" style:parent-style-name="Text_20_body">
      <style:paragraph-properties fo:line-height="150%"/>
      <style:text-properties style:font-name="Times New Roman" fo:font-weight="bold" style:font-weight-asian="bold" style:font-weight-complex="bold"/>
    </style:style>
    <style:style style:name="P44" style:family="paragraph" style:parent-style-name="Text_20_body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45" style:family="paragraph" style:parent-style-name="Text_20_body">
      <style:paragraph-properties fo:line-height="150%" fo:text-align="justify" style:justify-single-word="false"/>
      <style:text-properties officeooo:paragraph-rsid="003764f9"/>
    </style:style>
    <style:style style:name="P46" style:family="paragraph" style:parent-style-name="Text_20_body">
      <style:paragraph-properties fo:line-height="150%" fo:text-align="start" style:justify-single-word="false"/>
      <style:text-properties fo:language="hu" fo:country="HU" fo:font-style="italic" style:text-underline-style="none" fo:font-weight="bold" officeooo:rsid="001cb080" officeooo:paragraph-rsid="001cb080" style:font-style-asian="italic" style:font-weight-asian="bold" style:font-style-complex="italic" style:font-weight-complex="bold"/>
    </style:style>
    <style:style style:name="P47" style:family="paragraph" style:parent-style-name="Text_20_body">
      <style:paragraph-properties fo:line-height="150%" fo:text-align="justify" style:justify-single-word="false"/>
      <style:text-properties fo:language="hu" fo:country="HU" fo:font-style="normal" officeooo:paragraph-rsid="00236f77" style:font-style-asian="normal" style:font-style-complex="normal"/>
    </style:style>
    <style:style style:name="P48" style:family="paragraph" style:parent-style-name="Text_20_body">
      <style:paragraph-properties fo:line-height="150%" fo:text-align="justify" style:justify-single-word="false"/>
      <style:text-properties fo:language="hu" fo:country="HU" fo:font-style="normal" officeooo:paragraph-rsid="00213b23" style:font-style-asian="normal" style:font-style-complex="normal"/>
    </style:style>
    <style:style style:name="P49" style:family="paragraph" style:parent-style-name="Text_20_body">
      <style:paragraph-properties fo:line-height="150%" fo:text-align="justify" style:justify-single-word="false"/>
      <style:text-properties fo:language="hu" fo:country="HU" fo:font-style="normal" officeooo:rsid="00255d26" officeooo:paragraph-rsid="0026fad3" style:font-style-asian="normal" style:font-style-complex="normal"/>
    </style:style>
    <style:style style:name="P50" style:family="paragraph" style:parent-style-name="Text_20_body">
      <style:paragraph-properties fo:line-height="150%" fo:text-align="justify" style:justify-single-word="false"/>
      <style:text-properties fo:language="hu" fo:country="HU" fo:font-style="normal" officeooo:rsid="00255d26" officeooo:paragraph-rsid="002ab91f" style:font-style-asian="normal" style:font-style-complex="normal"/>
    </style:style>
    <style:style style:name="P51" style:family="paragraph" style:parent-style-name="Text_20_body">
      <style:paragraph-properties fo:line-height="150%" fo:text-align="justify" style:justify-single-word="false"/>
      <style:text-properties fo:language="hu" fo:country="HU" fo:font-style="normal" officeooo:rsid="002be659" officeooo:paragraph-rsid="002be659" style:font-style-asian="normal" style:font-style-complex="normal"/>
    </style:style>
    <style:style style:name="P52" style:family="paragraph" style:parent-style-name="Text_20_body">
      <style:paragraph-properties fo:line-height="150%" fo:text-align="justify" style:justify-single-word="false"/>
      <style:text-properties fo:font-size="11pt" fo:font-style="italic" officeooo:rsid="004aab9c" officeooo:paragraph-rsid="004aab9c" style:font-size-asian="11pt" style:font-style-asian="italic" style:font-size-complex="11pt" style:font-style-complex="italic"/>
    </style:style>
    <style:style style:name="P53" style:family="paragraph" style:parent-style-name="Text_20_body">
      <style:paragraph-properties fo:line-height="150%" fo:text-align="justify" style:justify-single-word="false"/>
      <style:text-properties fo:font-variant="normal" fo:text-transform="none" fo:color="#202122" style:font-name="Times New Roman" fo:font-size="10pt" fo:letter-spacing="normal" fo:language="hu" fo:country="HU" fo:font-style="normal" style:text-underline-style="none" fo:font-weight="normal" officeooo:rsid="002be659" officeooo:paragraph-rsid="002be659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ext_20_body">
      <style:paragraph-properties fo:line-height="150%" fo:text-align="justify" style:justify-single-word="false"/>
      <style:text-properties fo:font-variant="normal" fo:text-transform="none" fo:color="#202122" style:font-name="Times New Roman" fo:font-size="12pt" fo:letter-spacing="normal" fo:language="hu" fo:country="HU" fo:font-style="italic" style:text-underline-style="none" fo:font-weight="normal" officeooo:rsid="002d8381" officeooo:paragraph-rsid="002be659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Text_20_body">
      <style:paragraph-properties fo:line-height="150%" fo:text-align="justify" style:justify-single-word="false"/>
      <style:text-properties fo:font-variant="normal" fo:text-transform="none" fo:color="#202122" style:font-name="Times New Roman" fo:font-size="12pt" fo:letter-spacing="normal" fo:language="hu" fo:country="HU" fo:font-style="italic" style:text-underline-style="none" fo:font-weight="bold" officeooo:rsid="002d8381" officeooo:paragraph-rsid="002d8381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0pt" officeooo:rsid="00628acd" officeooo:paragraph-rsid="00632ec4" style:font-size-asian="8.75pt" style:font-size-complex="10pt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font-size="10pt" officeooo:rsid="00632ec4" officeooo:paragraph-rsid="00632ec4" style:font-size-asian="8.75pt" style:font-size-complex="10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fo:font-size="10pt" officeooo:rsid="006455f1" officeooo:paragraph-rsid="006455f1" style:font-size-asian="8.75pt" style:font-size-complex="10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fo:font-size="10pt" officeooo:rsid="0066417f" officeooo:paragraph-rsid="006455f1" style:font-size-asian="8.75pt" style:font-size-complex="10pt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fo:font-size="10pt" officeooo:rsid="0066417f" officeooo:paragraph-rsid="0066417f" style:font-size-asian="8.75pt" style:font-size-complex="10pt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fo:font-size="10pt" fo:font-style="normal" officeooo:rsid="006455f1" officeooo:paragraph-rsid="006455f1" style:font-size-asian="8.75pt" style:font-style-asian="normal" style:font-size-complex="10pt" style:font-style-complex="normal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 officeooo:paragraph-rsid="0068e6f2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officeooo:paragraph-rsid="0066417f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" officeooo:rsid="0066417f" officeooo:paragraph-rsid="0066417f"/>
    </style:style>
    <style:style style:name="P65" style:family="paragraph" style:parent-style-name="Text_20_body">
      <style:paragraph-properties fo:line-height="150%" fo:text-align="justify" style:justify-single-word="false"/>
      <style:text-properties fo:font-variant="normal" fo:text-transform="none" fo:color="#202122" style:font-name="Times New Roman" fo:font-size="10pt" fo:letter-spacing="normal" fo:language="hu" fo:country="HU" fo:font-style="normal" style:text-underline-style="none" fo:font-weight="normal" officeooo:rsid="0026fad3" officeooo:paragraph-rsid="002886a1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style:paragraph-properties fo:margin-top="0in" fo:margin-bottom="0.0575in" loext:contextual-spacing="false" fo:line-height="150%"/>
      <style:text-properties style:font-name="Times New Roman" fo:font-style="italic" style:font-style-asian="italic" style:font-style-complex="italic"/>
    </style:style>
    <style:style style:name="P67" style:family="paragraph" style:parent-style-name="Heading_20_1">
      <style:paragraph-properties fo:line-height="150%" fo:text-align="center" style:justify-single-word="false"/>
      <style:text-properties style:font-name="Times New Roman" fo:language="hu" fo:country="HU" officeooo:paragraph-rsid="00457c29"/>
    </style:style>
    <style:style style:name="T1" style:family="text">
      <style:text-properties officeooo:rsid="001cb080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officeooo:rsid="004db477" style:font-size-asian="10pt" style:font-size-complex="10pt"/>
    </style:style>
    <style:style style:name="T4" style:family="text">
      <style:text-properties style:font-name="Times New Roman" fo:font-size="10pt" officeooo:rsid="004ff929" style:font-size-asian="10pt" style:font-size-complex="10pt"/>
    </style:style>
    <style:style style:name="T5" style:family="text">
      <style:text-properties style:font-name="Times New Roman" fo:font-size="10pt" officeooo:rsid="0050874c" style:font-size-asian="10pt" style:font-size-complex="10pt"/>
    </style:style>
    <style:style style:name="T6" style:family="text">
      <style:text-properties style:font-name="Times New Roman" fo:font-size="10pt" officeooo:rsid="00526706" style:font-size-asian="10pt" style:font-size-complex="10pt"/>
    </style:style>
    <style:style style:name="T7" style:family="text">
      <style:text-properties style:font-name="Times New Roman" fo:font-size="10pt" officeooo:rsid="0051a1a8" style:font-size-asian="10pt" style:font-size-complex="10pt"/>
    </style:style>
    <style:style style:name="T8" style:family="text">
      <style:text-properties style:font-name="Times New Roman" fo:font-size="10pt" officeooo:rsid="00530970" style:font-size-asian="10pt" style:font-size-complex="10pt"/>
    </style:style>
    <style:style style:name="T9" style:family="text">
      <style:text-properties style:font-name="Times New Roman" fo:font-size="10pt" officeooo:rsid="005110ea" style:font-size-asian="10pt" style:font-size-complex="10pt"/>
    </style:style>
    <style:style style:name="T10" style:family="text">
      <style:text-properties style:font-name="Times New Roman" fo:font-size="10pt" officeooo:rsid="005363b7" style:font-size-asian="10pt" style:font-size-complex="10pt"/>
    </style:style>
    <style:style style:name="T11" style:family="text">
      <style:text-properties style:font-name="Times New Roman" fo:font-size="10pt" officeooo:rsid="005c19ce" style:font-size-asian="10pt" style:font-size-complex="10pt"/>
    </style:style>
    <style:style style:name="T12" style:family="text">
      <style:text-properties style:font-name="Times New Roman" fo:font-size="10pt" officeooo:rsid="0066417f" style:font-size-asian="10pt" style:font-size-complex="10pt"/>
    </style:style>
    <style:style style:name="T13" style:family="text">
      <style:text-properties style:font-name="Times New Roman" fo:font-size="10pt" officeooo:rsid="00667baa" style:font-size-asian="10pt" style:font-size-complex="10pt"/>
    </style:style>
    <style:style style:name="T14" style:family="text">
      <style:text-properties style:font-name="Times New Roman" fo:font-size="10pt" officeooo:rsid="006e572b" style:font-size-asian="10pt" style:font-size-complex="10pt"/>
    </style:style>
    <style:style style:name="T15" style:family="text">
      <style:text-properties style:font-name="Times New Roman" fo:font-size="10pt" style:font-size-asian="8.75pt" style:font-size-complex="10pt"/>
    </style:style>
    <style:style style:name="T16" style:family="text">
      <style:text-properties style:font-name="Times New Roman" fo:font-size="10pt" officeooo:rsid="0066417f" style:font-size-asian="8.75pt" style:font-size-complex="10pt"/>
    </style:style>
    <style:style style:name="T17" style:family="text">
      <style:text-properties style:font-name="Times New Roman" fo:font-size="10pt" officeooo:rsid="00667baa" style:font-size-asian="8.75pt" style:font-size-complex="10pt"/>
    </style:style>
    <style:style style:name="T18" style:family="text">
      <style:text-properties style:font-name="Times New Roman" fo:font-size="10pt" style:text-underline-style="none" fo:font-weight="normal" officeooo:rsid="001cb080" style:font-size-asian="8.75pt" style:font-weight-asian="normal" style:font-size-complex="10pt" style:font-weight-complex="normal"/>
    </style:style>
    <style:style style:name="T19" style:family="text">
      <style:text-properties style:font-name="Times New Roman" fo:font-size="10pt" style:text-underline-style="none" fo:font-weight="normal" officeooo:rsid="00291359" style:font-size-asian="8.75pt" style:font-weight-asian="normal" style:font-size-complex="10pt" style:font-weight-complex="normal"/>
    </style:style>
    <style:style style:name="T20" style:family="text">
      <style:text-properties style:font-name="Times New Roman" fo:font-size="10pt" style:text-underline-style="none" fo:font-weight="normal" officeooo:rsid="001de8d6" style:font-size-asian="8.75pt" style:font-weight-asian="normal" style:font-size-complex="10pt" style:font-weight-complex="normal"/>
    </style:style>
    <style:style style:name="T21" style:family="text">
      <style:text-properties style:font-name="Times New Roman" fo:font-size="10pt" style:text-underline-style="none" fo:font-weight="normal" officeooo:rsid="00236f77" style:font-size-asian="8.75pt" style:font-weight-asian="normal" style:font-size-complex="10pt" style:font-weight-complex="normal"/>
    </style:style>
    <style:style style:name="T22" style:family="text">
      <style:text-properties style:font-name="Times New Roman" fo:font-size="10pt" style:text-underline-style="none" fo:font-weight="normal" officeooo:rsid="001fb7dc" style:font-size-asian="8.75pt" style:font-weight-asian="normal" style:font-size-complex="10pt" style:font-weight-complex="normal"/>
    </style:style>
    <style:style style:name="T23" style:family="text">
      <style:text-properties style:font-name="Times New Roman" fo:font-size="10pt" style:text-underline-style="none" fo:font-weight="normal" officeooo:rsid="002499f7" style:font-size-asian="8.75pt" style:font-weight-asian="normal" style:font-size-complex="10pt" style:font-weight-complex="normal"/>
    </style:style>
    <style:style style:name="T24" style:family="text">
      <style:text-properties style:font-name="Times New Roman" fo:font-size="10pt" style:text-underline-style="none" fo:font-weight="normal" officeooo:rsid="00255d26" style:font-size-asian="8.75pt" style:font-weight-asian="normal" style:font-size-complex="10pt" style:font-weight-complex="normal"/>
    </style:style>
    <style:style style:name="T25" style:family="text">
      <style:text-properties style:font-name="Times New Roman" officeooo:rsid="002660fd"/>
    </style:style>
    <style:style style:name="T26" style:family="text">
      <style:text-properties style:font-name="Times New Roman" officeooo:rsid="0026fad3"/>
    </style:style>
    <style:style style:name="T27" style:family="text">
      <style:text-properties fo:font-variant="normal" fo:text-transform="none" fo:color="#202122" style:font-name="Times New Roman" fo:font-size="10pt" fo:letter-spacing="normal" fo:language="hu" fo:country="HU" fo:font-style="normal" style:text-underline-style="none" fo:font-weight="normal" officeooo:rsid="0030dd33" style:font-size-asian="8.75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202122" style:font-name="Times New Roman" fo:font-size="10pt" fo:letter-spacing="normal" fo:language="hu" fo:country="HU" fo:font-style="normal" style:text-underline-style="none" fo:font-weight="normal" officeooo:rsid="00324af9" style:font-size-asian="8.75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202122" style:font-name="Times New Roman" fo:font-size="10pt" fo:letter-spacing="normal" fo:language="hu" fo:country="HU" fo:font-style="normal" style:text-underline-style="none" fo:font-weight="normal" officeooo:rsid="0035f091" style:font-size-asian="8.75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202122" style:font-name="Times New Roman" fo:font-size="10pt" fo:letter-spacing="normal" fo:language="hu" fo:country="HU" fo:font-style="normal" style:text-underline-style="none" fo:font-weight="normal" officeooo:rsid="003764f9" style:font-size-asian="8.75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202122" style:font-name="Times New Roman" fo:font-size="10pt" fo:letter-spacing="normal" style:text-underline-style="none" fo:font-weight="normal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202122" style:font-name="Times New Roman" fo:font-size="10pt" fo:letter-spacing="normal" style:text-underline-style="none" fo:font-weight="normal" officeooo:rsid="00213b23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02122" style:font-name="Times New Roman" fo:font-size="10pt" fo:letter-spacing="normal" style:text-underline-style="none" fo:font-weight="normal" officeooo:rsid="002660fd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202122" style:font-name="Times New Roman" fo:font-size="10pt" fo:letter-spacing="normal" style:text-underline-style="none" fo:font-weight="normal" officeooo:rsid="00255d26" style:font-size-asian="10pt" style:font-weight-asian="normal" style:font-size-complex="10pt" style:font-weight-complex="normal"/>
    </style:style>
    <style:style style:name="T35" style:family="text">
      <style:text-properties fo:font-variant="normal" fo:text-transform="none" fo:color="#202122" style:font-name="Times New Roman" fo:font-size="10pt" fo:letter-spacing="normal" style:text-underline-style="none" fo:font-weight="normal" officeooo:rsid="00632ec4" style:font-size-asian="10pt" style:font-weight-asian="normal" style:font-size-complex="10pt" style:font-weight-complex="normal"/>
    </style:style>
    <style:style style:name="T36" style:family="text">
      <style:text-properties fo:font-variant="normal" fo:text-transform="none" fo:color="#202122" style:font-name="Times New Roman" fo:font-size="10pt" fo:letter-spacing="normal" style:text-underline-style="none" fo:font-weight="normal" officeooo:rsid="002ab91f" style:font-size-asian="10pt" style:font-weight-asian="normal" style:font-size-complex="10pt" style:font-weight-complex="normal"/>
    </style:style>
    <style:style style:name="T37" style:family="text">
      <style:text-properties fo:font-variant="normal" fo:text-transform="none" fo:color="#202122" style:font-name="Times New Roman" fo:font-size="10pt" fo:letter-spacing="normal" style:text-underline-style="none" fo:font-weight="normal" officeooo:rsid="002886a1" style:font-size-asian="10pt" style:font-weight-asian="normal" style:font-size-complex="10pt" style:font-weight-complex="normal"/>
    </style:style>
    <style:style style:name="T38" style:family="text">
      <style:text-properties fo:font-variant="normal" fo:text-transform="none" fo:color="#202122" style:font-name="Times New Roman" fo:font-size="10pt" fo:letter-spacing="normal" style:text-underline-style="none" fo:font-weight="normal" officeooo:rsid="002be659" style:font-size-asian="10pt" style:font-weight-asian="normal" style:font-size-complex="10pt" style:font-weight-complex="normal"/>
    </style:style>
    <style:style style:name="T39" style:family="text">
      <style:text-properties fo:font-variant="normal" fo:text-transform="none" fo:color="#202122" style:font-name="Times New Roman" fo:font-size="10pt" fo:letter-spacing="normal" style:text-underline-style="none" fo:font-weight="normal" officeooo:rsid="00291359" style:font-size-asian="10pt" style:font-weight-asian="normal" style:font-size-complex="10pt" style:font-weight-complex="normal"/>
    </style:style>
    <style:style style:name="T40" style:family="text">
      <style:text-properties fo:font-variant="normal" fo:text-transform="none" fo:color="#202122" style:font-name="Times New Roman" fo:font-size="10pt" fo:letter-spacing="normal" style:text-underline-style="none" fo:font-weight="normal" officeooo:rsid="003764f9" style:font-size-asian="10pt" style:font-weight-asian="normal" style:font-size-complex="10pt" style:font-weight-complex="normal"/>
    </style:style>
    <style:style style:name="T41" style:family="text">
      <style:text-properties fo:font-variant="normal" fo:text-transform="none" fo:color="#202122" style:font-name="Times New Roman" fo:font-size="10pt" fo:letter-spacing="normal" style:text-underline-style="none" fo:font-weight="normal" officeooo:rsid="00495240" style:font-size-asian="10pt" style:font-weight-asian="normal" style:font-size-complex="10pt" style:font-weight-complex="normal"/>
    </style:style>
    <style:style style:name="T42" style:family="text">
      <style:text-properties fo:font-variant="normal" fo:text-transform="none" fo:color="#202122" style:font-name="Times New Roman" fo:letter-spacing="normal" fo:language="hu" fo:country="HU" style:text-underline-style="none" fo:font-weight="normal" style:font-weight-asian="normal" style:font-weight-complex="normal"/>
    </style:style>
    <style:style style:name="T43" style:family="text">
      <style:text-properties fo:font-variant="normal" fo:text-transform="none" fo:color="#202122" style:font-name="Times New Roman" fo:letter-spacing="normal" fo:language="hu" fo:country="HU" style:text-underline-style="none" fo:font-weight="normal" officeooo:rsid="003764f9" style:font-weight-asian="normal" style:font-weight-complex="normal"/>
    </style:style>
    <style:style style:name="T44" style:family="text">
      <style:text-properties fo:font-variant="normal" fo:text-transform="none" fo:color="#202122" style:font-name="Times New Roman" fo:letter-spacing="normal" fo:language="hu" fo:country="HU" style:text-underline-style="none" fo:font-weight="normal" officeooo:rsid="004ff929" style:font-weight-asian="normal" style:font-weight-complex="normal"/>
    </style:style>
    <style:style style:name="T45" style:family="text">
      <style:text-properties fo:font-weight="bold" officeooo:rsid="0038e4a0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3e6f9d" style:font-weight-asian="normal" style:font-weight-complex="normal"/>
    </style:style>
    <style:style style:name="T48" style:family="text">
      <style:text-properties fo:font-weight="normal" officeooo:rsid="00422b9d" style:font-weight-asian="normal" style:font-weight-complex="normal"/>
    </style:style>
    <style:style style:name="T49" style:family="text">
      <style:text-properties fo:font-weight="normal" officeooo:rsid="0042723b" style:font-weight-asian="normal" style:font-weight-complex="normal"/>
    </style:style>
    <style:style style:name="T50" style:family="text">
      <style:text-properties fo:font-weight="normal" officeooo:rsid="0043c369" style:font-weight-asian="normal" style:font-weight-complex="normal"/>
    </style:style>
    <style:style style:name="T51" style:family="text">
      <style:text-properties fo:font-weight="normal" officeooo:rsid="00457c29" style:font-weight-asian="normal" style:font-weight-complex="normal"/>
    </style:style>
    <style:style style:name="T52" style:family="text">
      <style:text-properties fo:font-weight="normal" officeooo:rsid="0045cb68" style:font-weight-asian="normal" style:font-weight-complex="normal"/>
    </style:style>
    <style:style style:name="T53" style:family="text">
      <style:text-properties fo:font-weight="normal" officeooo:rsid="004a6d39" style:font-weight-asian="normal" style:font-weight-complex="normal"/>
    </style:style>
    <style:style style:name="T54" style:family="text">
      <style:text-properties fo:font-weight="normal" officeooo:rsid="004a6ef1" style:font-weight-asian="normal" style:font-weight-complex="normal"/>
    </style:style>
    <style:style style:name="T55" style:family="text">
      <style:text-properties officeooo:rsid="003bb7b6"/>
    </style:style>
    <style:style style:name="T56" style:family="text">
      <style:text-properties officeooo:rsid="003c9fbb"/>
    </style:style>
    <style:style style:name="T57" style:family="text">
      <style:text-properties officeooo:rsid="003e6f9d"/>
    </style:style>
    <style:style style:name="T58" style:family="text">
      <style:text-properties officeooo:rsid="00404785"/>
    </style:style>
    <style:style style:name="T59" style:family="text">
      <style:text-properties style:font-name="Calibri" fo:font-size="8pt" fo:font-weight="bold" officeooo:rsid="003e6f9d" style:font-size-asian="8pt" style:font-weight-asian="bold" style:font-size-complex="8pt" style:font-weight-complex="bold"/>
    </style:style>
    <style:style style:name="T60" style:family="text">
      <style:text-properties style:font-name="Calibri" fo:font-size="8pt" fo:font-weight="bold" officeooo:rsid="003c9fbb" style:font-size-asian="8pt" style:font-weight-asian="bold" style:font-size-complex="8pt" style:font-weight-complex="bold"/>
    </style:style>
    <style:style style:name="T61" style:family="text">
      <style:text-properties style:font-name="Calibri" fo:font-size="8pt" fo:font-weight="bold" officeooo:rsid="0042723b" style:font-size-asian="8pt" style:font-weight-asian="bold" style:font-size-complex="8pt" style:font-weight-complex="bold"/>
    </style:style>
    <style:style style:name="T62" style:family="text">
      <style:text-properties style:font-name="Calibri" fo:font-size="8pt" officeooo:rsid="003e6f9d" style:font-size-asian="8pt" style:font-size-complex="8pt"/>
    </style:style>
    <style:style style:name="T63" style:family="text">
      <style:text-properties style:font-name="Calibri" fo:font-size="8pt" officeooo:rsid="0043c369" style:font-size-asian="8pt" style:font-size-complex="8pt"/>
    </style:style>
    <style:style style:name="T64" style:family="text">
      <style:text-properties style:font-name="Calibri" fo:font-size="8pt" officeooo:rsid="0042723b" style:font-size-asian="8pt" style:font-size-complex="8pt"/>
    </style:style>
    <style:style style:name="T65" style:family="text">
      <style:text-properties style:font-name="Calibri" fo:font-size="8pt" fo:font-weight="normal" officeooo:rsid="003e6f9d" style:font-size-asian="8pt" style:font-weight-asian="normal" style:font-size-complex="8pt" style:font-weight-complex="normal"/>
    </style:style>
    <style:style style:name="T66" style:family="text">
      <style:text-properties style:font-name="Calibri" fo:font-size="8pt" fo:font-weight="normal" officeooo:rsid="0042723b" style:font-size-asian="8pt" style:font-weight-asian="normal" style:font-size-complex="8pt" style:font-weight-complex="normal"/>
    </style:style>
    <style:style style:name="T67" style:family="text">
      <style:text-properties officeooo:rsid="00422b9d"/>
    </style:style>
    <style:style style:name="T68" style:family="text">
      <style:text-properties officeooo:rsid="0042723b"/>
    </style:style>
    <style:style style:name="T69" style:family="text">
      <style:text-properties officeooo:rsid="0043c369"/>
    </style:style>
    <style:style style:name="T70" style:family="text">
      <style:text-properties officeooo:rsid="00457c29"/>
    </style:style>
    <style:style style:name="T71" style:family="text">
      <style:text-properties officeooo:rsid="0045cb68"/>
    </style:style>
    <style:style style:name="T72" style:family="text">
      <style:text-properties officeooo:rsid="004cbb8b"/>
    </style:style>
    <style:style style:name="T73" style:family="text">
      <style:text-properties officeooo:rsid="004db477"/>
    </style:style>
    <style:style style:name="T74" style:family="text">
      <style:text-properties officeooo:rsid="004ff929"/>
    </style:style>
    <style:style style:name="T75" style:family="text">
      <style:text-properties officeooo:rsid="00526706"/>
    </style:style>
    <style:style style:name="T76" style:family="text">
      <style:text-properties officeooo:rsid="005df7ba"/>
    </style:style>
    <style:style style:name="T77" style:family="text">
      <style:text-properties officeooo:rsid="005e5e8b"/>
    </style:style>
    <style:style style:name="T78" style:family="text">
      <style:text-properties officeooo:rsid="00604c3a"/>
    </style:style>
    <style:style style:name="T79" style:family="text">
      <style:text-properties officeooo:rsid="00628acd"/>
    </style:style>
    <style:style style:name="T80" style:family="text">
      <style:text-properties fo:language="hu" fo:country="HU" style:text-underline-style="none" fo:font-weight="normal" style:font-weight-asian="normal" style:font-weight-complex="normal"/>
    </style:style>
    <style:style style:name="T81" style:family="text">
      <style:text-properties fo:language="hu" fo:country="HU" style:text-underline-style="none" fo:font-weight="normal" officeooo:rsid="001fb7dc" style:font-weight-asian="normal" style:font-weight-complex="normal"/>
    </style:style>
    <style:style style:name="T82" style:family="text">
      <style:text-properties fo:font-size="10pt" style:font-size-asian="8.75pt" style:font-size-complex="10pt"/>
    </style:style>
    <style:style style:name="T83" style:family="text">
      <style:text-properties fo:font-size="10pt" officeooo:rsid="00632ec4" style:font-size-asian="8.75pt" style:font-size-complex="10pt"/>
    </style:style>
    <style:style style:name="T84" style:family="text">
      <style:text-properties fo:font-size="10pt" officeooo:rsid="006455f1" style:font-size-asian="8.75pt" style:font-size-complex="10pt"/>
    </style:style>
    <style:style style:name="T85" style:family="text">
      <style:text-properties fo:font-size="10pt" officeooo:rsid="0066417f" style:font-size-asian="8.75pt" style:font-size-complex="10pt"/>
    </style:style>
    <style:style style:name="T86" style:family="text">
      <style:text-properties fo:font-size="10pt" officeooo:rsid="00667baa" style:font-size-asian="8.75pt" style:font-size-complex="10pt"/>
    </style:style>
    <style:style style:name="T87" style:family="text">
      <style:text-properties fo:font-size="10pt" officeooo:rsid="0068e6f2" style:font-size-asian="8.75pt" style:font-size-complex="10pt"/>
    </style:style>
    <style:style style:name="T88" style:family="text">
      <style:text-properties fo:font-size="10pt" officeooo:rsid="006e572b" style:font-size-asian="8.75pt" style:font-size-complex="10pt"/>
    </style:style>
    <style:style style:name="T89" style:family="text">
      <style:text-properties officeooo:rsid="0067863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<text:span text:style-name="T1">s</text:span>pecifikáció</text:p>
      <text:h text:style-name="P67" text:outline-level="1">Tic - Tac - Toe</text:h>
      <text:p text:style-name="P41">Sánta Patrik Ferenc</text:p>
      <text:p text:style-name="P41"/>
      <text:p text:style-name="P46"><text:span text:style-name="T26">1.<text:tab/></text:span><text:span text:style-name="T25">F</text:span><text:span text:style-name="T2">eladatleírás:</text:span></text:p>
      <text:p text:style-name="P47"><text:span text:style-name="T18">A feladatom egy egyszerű </text:span><text:span text:style-name="T19">grafikus</text:span><text:span text:style-name="T18"> </text:span><text:span text:style-name="T20">amőba játék megírása.</text:span><text:span text:style-name="T21"> </text:span><text:span text:style-name="T20">Elsőnek ismertetem a </text:span><text:span text:style-name="T22">j</text:span><text:span text:style-name="T20">áték standard felépítését és szabályait, </text:span><text:span text:style-name="T21">majd </text:span><text:span text:style-name="T23">specifikálom az általam elképzelt megvalósításra. </text:span><text:span text:style-name="T24">Végül magán a játékon kívüli rendszerről és a GUI-ról írok.</text:span></text:p>
      <text:p text:style-name="P48"><text:span text:style-name="T20">Az </text:span><text:span text:style-name="T23">a</text:span><text:span text:style-name="T22">mőba egy kétszemélyes táblajáték, ahol a tábla egy négyzetrácsos terület. A játékosok az itt található négyzetekre helyezik el felváltva karaktereiket, amik megszokottan az ‘X’ és ‘O’ betűk. </text:span><text:span text:style-name="T32">A játék célja vízszintes, függőleges vagy átlós irányban megszakítás nélkül </text:span><text:span text:style-name="T33">5</text:span><text:span text:style-name="T32"> kara</text:span><text:span text:style-name="T33">kt</text:span><text:span text:style-name="T32">er elhelyezése. Értelemszerűen amelyik játékosnak ez </text:span><text:span text:style-name="T34">előbb </text:span><text:span text:style-name="T32">sikerül, az nyert. </text:span><text:span text:style-name="T35">Ha a pálya megtelik, anélkül, hogy ez bármelyik játékosnak sikerült volna, a játék döntetlen.</text:span></text:p>
      <text:p text:style-name="P49"><text:span text:style-name="T31">Az előbb leírtakban szándékosan nem esett szó a tábla méreteiről. </text:span><text:span text:style-name="T36">A programnak tudnia kell több eltérő méretű játékot megvalósítani. A tábla mérete minden esetben, NxN-es, tehát négyzetalapú.</text:span></text:p>
      <text:p text:style-name="P65">Ahogyan azt már a házifeladat ötletben is írtam, lehetőség van gép elleni játékra is. Ekkor értelemszerűen az egyik játékos a gép(AI), a másik pedig a felhasználó.</text:p>
      <text:p text:style-name="P50"><text:span text:style-name="T37">A programnak képesnek kell lennie az egyes játék állások elmentésére és azok visszatöltésére a program bezárása után is. </text:span><text:span text:style-name="T38">Tehát fontos az elmentett adatok tárolása, hogy azok ne veszenek el.</text:span></text:p>
      <text:p text:style-name="P50"><text:span text:style-name="T37">L</text:span><text:span text:style-name="T39">egvégül pedig a GUI-val szembeni elvárások: A program egésze grafikus működtetésű lesz. A programot menüből lehet kezelni, ez lesz a fő kezelő felülete a felhasználónak a program használata során. A játék </text:span><text:span text:style-name="T40">indítását </text:span><text:span text:style-name="T39">és a játékáll</text:span><text:span text:style-name="T38">á</text:span><text:span text:style-name="T39">sok visszatöltését szintén innen tudjuk el</text:span><text:span text:style-name="T40">érni.</text:span></text:p>
      <text:p text:style-name="P51"><text:span text:style-name="T39">T</text:span><text:span text:style-name="T31">ehát összefoglalva: A feladat, egy olyan grafikus, menüből vezérelhető amőba játékprogram megírása, ami képes a következőkre: több eltérő pályaméret kezelése, kétszemélyes és gépelleni játékmodók megvalósítása, elmentett já</text:span><text:span text:style-name="T41">t</text:span><text:span text:style-name="T31">ékállások visszatöltésére a program bezárását követően is.</text:span></text:p>
      <text:p text:style-name="P51"><text:span text:style-name="T39">E</text:span><text:span text:style-name="T31">zen elvárások technológia megvalósításáról a 3. fejezetben írok bővebben.</text:span></text:p>
      <text:p text:style-name="P53"/>
      <text:p text:style-name="P53"/>
      <text:p text:style-name="P53"/>
      <text:p text:style-name="P53"/>
      <text:p text:style-name="P53"/>
      <text:p text:style-name="P54"/>
      <text:p text:style-name="P55"><text:soft-page-break/>2.<text:tab/>Use-case-ek:</text:p>
      <text:p text:style-name="P45"><text:span text:style-name="T27">A következőkben összefoglalom a </text:span><text:span text:style-name="T28">felhasznaló és a program közötti interakciókat a felhasználó szemszögéből. Pontosabban: milyen funkciókat és hogyan ér el a felhasználó. </text:span><text:span text:style-name="T29">Elsőnek </text:span><text:span text:style-name="T30">a menü, majd a játékhoz tartozó use-case-eket fejtem ki.</text:span></text:p>
      <text:p text:style-name="P52"><text:span text:style-name="T43">M</text:span><text:span text:style-name="T42">en</text:span><text:span text:style-name="T44">ü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Cím</text:p>
          </table:table-cell>
          <table:table-cell table:style-name="Table2.B1" office:value-type="string">
            <text:p text:style-name="P11">View Menu</text:p>
          </table:table-cell>
        </table:table-row>
        <table:table-row>
          <table:table-cell table:style-name="Table2.A2" office:value-type="string">
            <text:p text:style-name="P6">Leírás</text:p>
          </table:table-cell>
          <table:table-cell table:style-name="Table2.B2" office:value-type="string">
            <text:p text:style-name="P21">A felhasználó megtekinti a menüt.</text:p>
          </table:table-cell>
        </table:table-row>
        <table:table-row>
          <table:table-cell table:style-name="Table2.A2" office:value-type="string">
            <text:p text:style-name="P12">Aktorok</text:p>
          </table:table-cell>
          <table:table-cell table:style-name="Table2.B2" office:value-type="string">
            <text:p text:style-name="P22">Felhasználó</text:p>
          </table:table-cell>
        </table:table-row>
        <table:table-row>
          <table:table-cell table:style-name="Table2.A2" office:value-type="string">
            <text:p text:style-name="P6">Főforgatókönyv</text:p>
          </table:table-cell>
          <table:table-cell table:style-name="Table2.B2" office:value-type="string">
            <text:p text:style-name="P17"><text:span text:style-name="T45">1. </text:span><text:span text:style-name="T47">A program kirajzolja a menü aktuális állapotát.</text:span></text:p>
            <text:p text:style-name="P3">2.<text:span text:style-name="T46"> A felhasználó megtekinti a menü aktuális állapotát.</text:span></text:p>
          </table:table-cell>
        </table:table-row>
      </table:table>
      <text:p text:style-name="P3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ím</text:p>
          </table:table-cell>
          <table:table-cell table:style-name="Table1.B1" office:value-type="string">
            <text:p text:style-name="P13">Exit Menu</text:p>
          </table:table-cell>
        </table:table-row>
        <table:table-row>
          <table:table-cell table:style-name="Table1.A2" office:value-type="string">
            <text:p text:style-name="P5">Leírás</text:p>
          </table:table-cell>
          <table:table-cell table:style-name="Table1.B2" office:value-type="string">
            <text:p text:style-name="P24">A felhasználó kilép a menüből.</text:p>
          </table:table-cell>
        </table:table-row>
        <table:table-row>
          <table:table-cell table:style-name="Table1.A2" office:value-type="string">
            <text:p text:style-name="P12">Aktorok</text:p>
          </table:table-cell>
          <table:table-cell table:style-name="Table1.B2" office:value-type="string">
            <text:p text:style-name="P23">Felhasználó</text:p>
          </table:table-cell>
        </table:table-row>
        <table:table-row>
          <table:table-cell table:style-name="Table1.A2" office:value-type="string">
            <text:p text:style-name="P5">Főforgatókönyv</text:p>
          </table:table-cell>
          <table:table-cell table:style-name="Table1.B2" office:value-type="string">
            <text:p text:style-name="P16"><text:span text:style-name="T45">1. </text:span><text:span text:style-name="T47">A </text:span><text:span text:style-name="T48">felhasználó bezárja a programot.</text:span></text:p>
            <text:p text:style-name="P2">2.<text:span text:style-name="T46"> </text:span><text:span text:style-name="T48">A program működése leáll, bezárul.</text:span></text:p>
          </table:table-cell>
        </table:table-row>
      </table:table>
      <text:p text:style-name="P2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Cím</text:p>
          </table:table-cell>
          <table:table-cell table:style-name="Table3.B1" office:value-type="string">
            <text:p text:style-name="P14">Press Button</text:p>
          </table:table-cell>
        </table:table-row>
        <table:table-row>
          <table:table-cell table:style-name="Table3.A2" office:value-type="string">
            <text:p text:style-name="P8">Leírás</text:p>
          </table:table-cell>
          <table:table-cell table:style-name="Table3.B2" office:value-type="string">
            <text:p text:style-name="P19"><text:span text:style-name="T55">A felhasz</text:span><text:span text:style-name="T56">náló </text:span><text:span text:style-name="T69">a </text:span><text:span text:style-name="T58">gombra kattint.</text:span></text:p>
          </table:table-cell>
        </table:table-row>
        <table:table-row>
          <table:table-cell table:style-name="Table3.A2" office:value-type="string">
            <text:p text:style-name="P12">Aktorok</text:p>
          </table:table-cell>
          <table:table-cell table:style-name="Table3.B2" office:value-type="string">
            <text:p text:style-name="P23">Felhasználó</text:p>
          </table:table-cell>
        </table:table-row>
        <table:table-row>
          <table:table-cell table:style-name="Table3.A2" office:value-type="string">
            <text:p text:style-name="P8">Főforgatókönyv</text:p>
          </table:table-cell>
          <table:table-cell table:style-name="Table3.B2" office:value-type="string">
            <text:p text:style-name="P19"><text:span text:style-name="T45">1. </text:span><text:span text:style-name="T47">A </text:span><text:span text:style-name="T50">felhasználó egy gombra kattint.</text:span></text:p>
            <text:p text:style-name="P4">2.<text:span text:style-name="T46"> </text:span><text:span text:style-name="T50">A program elindítja az a gomb funkcióját.</text:span></text:p>
          </table:table-cell>
        </table:table-row>
      </table:table>
      <text:p text:style-name="P36"/>
      <text:p text:style-name="P36"/>
      <text:p text:style-name="P42">Játék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Cím</text:p>
          </table:table-cell>
          <table:table-cell table:style-name="Table5.B1" office:value-type="string">
            <text:p text:style-name="P35"><text:span text:style-name="T60">View </text:span><text:span text:style-name="T61">Board</text:span></text:p>
          </table:table-cell>
        </table:table-row>
        <table:table-row>
          <table:table-cell table:style-name="Table5.A2" office:value-type="string">
            <text:p text:style-name="P7">Leírás</text:p>
          </table:table-cell>
          <table:table-cell table:style-name="Table5.B2" office:value-type="string">
            <text:p text:style-name="P18"><text:span text:style-name="T57">A felhasználó megtekinti a </text:span><text:span text:style-name="T68">táblát.</text:span></text:p>
          </table:table-cell>
        </table:table-row>
        <table:table-row>
          <table:table-cell table:style-name="Table5.A2" office:value-type="string">
            <text:p text:style-name="P12">Aktorok</text:p>
          </table:table-cell>
          <table:table-cell table:style-name="Table5.B2" office:value-type="string">
            <text:p text:style-name="P20">Játékos</text:p>
          </table:table-cell>
        </table:table-row>
        <table:table-row>
          <table:table-cell table:style-name="Table5.A2" office:value-type="string">
            <text:p text:style-name="P7">Főforgatókönyv</text:p>
          </table:table-cell>
          <table:table-cell table:style-name="Table5.B2" office:value-type="string">
            <text:p text:style-name="P18"><text:span text:style-name="T45">1. </text:span><text:span text:style-name="T47">A program kirajzolja a </text:span><text:span text:style-name="T49">tábla </text:span><text:span text:style-name="T47">aktuális állapotát.</text:span></text:p>
            <text:p text:style-name="P35"><text:span text:style-name="T59">2.</text:span><text:span text:style-name="T65"> A felhasználó megtekinti a </text:span><text:span text:style-name="T66">tábla </text:span><text:span text:style-name="T65">aktuális állapotát.</text:span></text:p>
          </table:table-cell>
        </table:table-row>
      </table:table>
      <text:p text:style-name="P2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Cím</text:p>
          </table:table-cell>
          <table:table-cell table:style-name="Table4.B1" office:value-type="string">
            <text:p text:style-name="P6"><text:span text:style-name="T67">Set </text:span><text:span text:style-name="T68">Charachter</text:span></text:p>
          </table:table-cell>
        </table:table-row>
        <table:table-row>
          <table:table-cell table:style-name="Table4.A2" office:value-type="string">
            <text:p text:style-name="P6">Leírás</text:p>
          </table:table-cell>
          <table:table-cell table:style-name="Table4.B2" office:value-type="string">
            <text:p text:style-name="P34"><text:span text:style-name="T62">A felhasználó </text:span><text:span text:style-name="T64">karaktert </text:span><text:span text:style-name="T63">helyez a táblára.</text:span></text:p>
          </table:table-cell>
        </table:table-row>
        <table:table-row>
          <table:table-cell table:style-name="Table4.A2" office:value-type="string">
            <text:p text:style-name="P12">Aktorok</text:p>
          </table:table-cell>
          <table:table-cell table:style-name="Table4.B2" office:value-type="string">
            <text:p text:style-name="P23">Játékos</text:p>
          </table:table-cell>
        </table:table-row>
        <table:table-row>
          <table:table-cell table:style-name="Table4.A2" office:value-type="string">
            <text:p text:style-name="P6">Főforgatókönyv</text:p>
          </table:table-cell>
          <table:table-cell table:style-name="Table4.B2" office:value-type="string">
            <text:p text:style-name="P17"><text:span text:style-name="T45">1. </text:span><text:span text:style-name="T47">A </text:span><text:span text:style-name="T53">játékos</text:span><text:span text:style-name="T50"> elhelyez egy karaktert a táblán.</text:span></text:p>
          </table:table-cell>
        </table:table-row>
        <table:table-row>
          <table:table-cell table:style-name="Table4.A2" office:value-type="string">
            <text:p text:style-name="P15">Alternatív forgatókönyv</text:p>
          </table:table-cell>
          <table:table-cell table:style-name="Table4.B2" office:value-type="string">
            <text:p text:style-name="P6"><text:span text:style-name="T70">1.A.1. </text:span><text:span text:style-name="T51">Ha </text:span><text:span text:style-name="T53">a Játékos</text:span><text:span text:style-name="T52"> elhelyez</text:span><text:span text:style-name="T54">i</text:span><text:span text:style-name="T52"> az 5. karaktert megszakítás nélkül egy irányba, a </text:span><text:span text:style-name="T53">Jatékos</text:span><text:span text:style-name="T52"> nyert, a játéknaknak vége.</text:span></text:p>
          </table:table-cell>
        </table:table-row>
        <table:table-row>
          <table:table-cell table:style-name="Table4.A2" office:value-type="string">
            <text:p text:style-name="P9">Alternatív forgatókönyv</text:p>
          </table:table-cell>
          <table:table-cell table:style-name="Table4.B2" office:value-type="string">
            <text:p text:style-name="P10"><text:span text:style-name="T71">1.B.1. </text:span><text:span text:style-name="T52">Ha a tábla megtelik, </text:span><text:span text:style-name="T54">anélkül, hogy a Játékos </text:span><text:span text:style-name="T52">elhelyez</text:span><text:span text:style-name="T54">i</text:span><text:span text:style-name="T52"> az 5. karaktert megszakítás nélkül egy irányba, </text:span><text:span text:style-name="T54">a játék döntetlen,</text:span><text:span text:style-name="T52"> a játéknak vége.</text:span>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43"/>
      <text:p text:style-name="P43"><text:soft-page-break/>3.<text:tab/>Megvalósítás:</text:p>
      <text:p text:style-name="P27">Ebben a részben az 1. fejezetben leírt feladat konkretizálását és megvalósítási tervét fejtem ki. <text:span text:style-name="T72">Az előző fejezetben használt tematikát követve, itt is előbb a menüről írok és csak utána magáról a játékról.</text:span></text:p>
      <text:p text:style-name="P28"/>
      <text:p text:style-name="P44">Menü</text:p>
      <text:p text:style-name="P29">A programban való navigálást és annak kényelmes használatát egy menürendszer fogja biztosítani. Ennek része lesz egy főmenü ebben almenük <text:span text:style-name="T89">és működést irányító eszközök(</text:span>gombok, <text:span text:style-name="T75">checkboxok, listák</text:span><text:span text:style-name="T89">)</text:span><text:span text:style-name="T75"> </text:span>a program funkcióinak eléréshez és használatához. <text:s/><text:span text:style-name="T89">Ezekkel az eszközökkel, e</text:span><text:span text:style-name="T73">gérrel kattintva tud </text:span><text:span text:style-name="T89">a felhasználó interakcióba lépni.</text:span><text:span text:style-name="T73"> </text:span><text:s/></text:p>
      <text:p text:style-name="P29"/>
      <text:p text:style-name="P29">A program indítását követően mindig az előbb említett főmenü jelenik meg először. <text:span text:style-name="T73">A </text:span>fő<text:span text:style-name="T73">menü gombokból épül </text:span><text:span text:style-name="T74">fel</text:span><text:span text:style-name="T73">. Ezen gombok reprezentál</text:span><text:span text:style-name="T74">ják</text:span><text:span text:style-name="T73"> a program </text:span>fő <text:span text:style-name="T73">funkcióit. A </text:span><text:span text:style-name="T74">fő</text:span><text:span text:style-name="T73">menü összesen </text:span><text:span text:style-name="T72">3 gombot tartalmaz. Ezek rendre a következő felíratú gombok: </text:span><text:span text:style-name="T73">PLAY, LOAD és EXIT. </text:span></text:p>
      <text:p text:style-name="P29"/>
      <text:p text:style-name="P38"><text:span text:style-name="T3">A PLAY gomb értelemszerűen a játék indításáért felelős. Kattintás után </text:span><text:span text:style-name="T4">egy almenü jelenik meg. </text:span><text:span text:style-name="T5">Itt tudja kiválasztani a felhasználó, hogy milyen </text:span><text:span text:style-name="T6">játékmóddal</text:span><text:span text:style-name="T5"> </text:span><text:span text:style-name="T7">és mekkora táblamérett</text:span><text:span text:style-name="T5">el </text:span><text:span text:style-name="T6">szeretné elindítani a játékot</text:span><text:span text:style-name="T5">. A két játékmód továbbra is kétszemélyes és gépelleni mód, </text:span><text:span text:style-name="T8">ezeket checkboxok fomájában lehet kiválasztani. Természetesen egyszerre csak egy lehet aktív. A checkboxok </text:span><text:span text:style-name="T5">PLAYERvsPLAYER- és PLAYERvsAI-</text:span><text:span text:style-name="T9">ként fognak szerepelni. </text:span><text:span text:style-name="T10">A tábla változtatható méretét oly módon valósítom meg, hogy 3 különböző méret közül van lehetősége a felhasználónak választani. Ezeket pedig</text:span><text:span text:style-name="T8"> egy legördülő listában lehet elérni. A tábla </text:span><text:span text:style-name="T10">méretei rendre a következők: 3x3, 5x5 és 10x10. Az almenüben alapértelmezetten, tehát minden PLAY gomb lenyomását követően, a PLAYERvsPLAYER checbox és a 3x3 listaelem lesz kiválasztva. Legvégül egy START </text:span><text:span text:style-name="T11">és egy BACK </text:span><text:span text:style-name="T10">fel</text:span><text:span text:style-name="T12">í</text:span><text:span text:style-name="T10">ratú gomb </text:span><text:span text:style-name="T11">fog szerepelni</text:span><text:span text:style-name="T10">. </text:span><text:span text:style-name="T11">Előbbi hatására a játék elindul </text:span><text:span text:style-name="T14">a kiválasztott paraméterek mellett</text:span><text:span text:style-name="T11">, utóbbira pedig újra a főmenü jelenik meg.</text:span></text:p>
      <text:p text:style-name="P30"/>
      <text:p text:style-name="P31">Ha a felhasználó a LOAD gombra kattint <text:span text:style-name="T76">egy </text:span><text:span text:style-name="T77">lista jelenik meg. Itt lesznek felsorolva az elmentett játékállások a követkető módon: A lista egy elemében első helyen a játékmód szerepel PVP vagy AI címen. Ezt követi a táblaméret, a fentebb leírt 3 opció egyike. Majd a mentés dátuma (év, hónap, nap) és ideje (óra, perc). </text:span><text:span text:style-name="T78">Így nem szükséges például külön nevet megadni a játék kezdésekor, mégis a kellő pontossággal beazonosítható lesz az elmentett játékállás. Ezeket az adatokat egy txt fájlban fogom tárolni. </text:span><draw:frame draw:style-name="fr1" draw:name="Image1" text:anchor-type="char" svg:x="2.3752in" svg:y="0.9362in" svg:width="4.2543in" svg:height="0.2118in" draw:z-index="0"><draw:image xlink:href="Pictures/10000201000002710000001F77C3CF9B02F8E867.png" xlink:type="simple" xlink:show="embed" xlink:actuate="onLoad" loext:mime-type="image/png"/></draw:frame></text:p>
      <text:p text:style-name="P32">A listá<text:span text:style-name="T79">s felsorolás után hasonlóan az előző, PLAY menü esetében itt is szerepelni fog egy START és egy BACK gomb. Működésük a fentebb leírtakkal </text:span><text:span text:style-name="T89">analóg módon történik, kiegészítve azzal, hogy itt a START gomb a betöltött játékot indítja el. </text:span></text:p>
      <text:p text:style-name="P32"/>
      <text:p text:style-name="P33">Az EXIT gomb hatására a program működése leáll, bezárul.</text:p>
      <text:p text:style-name="P33"/>
      <text:p text:style-name="P39"><text:span text:style-name="T12">Ha a programon belül bárhol, az ablakon található x-re kattint a felhasználó, a program </text:span><text:span text:style-name="T13">szintén bezárul, hasonlóan mint az EXIT gomb esetében.</text:span></text:p>
      <text:p text:style-name="P33"/>
      <text:p text:style-name="P33"/>
      <text:p text:style-name="P33"/>
      <text:p text:style-name="P33"/>
      <text:p text:style-name="P33"/>
      <text:p text:style-name="P66"><text:soft-page-break/>Játék</text:p>
      <text:p text:style-name="P56">Még néhány szó magáról a játékról. </text:p>
      <text:p text:style-name="P56"/>
      <text:p text:style-name="P57">A tábla ahogyan azt már írtam négyzetekből/cellákból épül fel. Ezekbe a cellákba az egér kattintással helyezi el a felhasználó a karakterét. A karakter elhelyezése egyből megtörténik, visszavonásra nincs lehetőség.</text:p>
      <text:p text:style-name="P58"/>
      <text:p text:style-name="P61">A játék kezdésekor, mikor a tábla még üres, mindig az <text:span text:style-name="T81">‘X’ </text:span><text:span text:style-name="T80">kezd. Kétszemélyes esetben a felek egymás között eldöntik, hogy ez ki legyen. Gép elleni játéknál pedig, mindig a felhasználó kezd.</text:span></text:p>
      <text:p text:style-name="P57"/>
      <text:p text:style-name="P62"><text:span text:style-name="T83">A játéknak 3 lehetséges kimenetele </text:span><text:span text:style-name="T87">van</text:span><text:span text:style-name="T83">: </text:span><text:span text:style-name="T84">első játékos nyer, második játékos </text:span><text:span text:style-name="T83">nyer</text:span><text:span text:style-name="T84"> </text:span><text:span text:style-name="T83">vagy döntetlen. </text:span><text:span text:style-name="T87">A </text:span><text:span text:style-name="T84">játszma végezté után </text:span><text:span text:style-name="T85">ezek a következő formába</text:span><text:span text:style-name="T87">n </text:span><text:span text:style-name="T84">íród</text:span><text:span text:style-name="T85">nak</text:span><text:span text:style-name="T84"> </text:span><text:span text:style-name="T85">a képernyőre</text:span><text:span text:style-name="T84">: PLAYER1, PLAYER2 vagy AI </text:span><text:span text:style-name="T85">(játékmódtól függően)</text:span><text:span text:style-name="T84">, DRAW. </text:span><text:span text:style-name="T86">Majd e</text:span><text:span text:style-name="T85">gy OK felíratú gombra kattintva a főmenü jelenik meg.</text:span></text:p>
      <text:p text:style-name="P59"/>
      <text:p text:style-name="P63"><text:span text:style-name="T85">Játék közben két gomb érhető el. </text:span><text:span text:style-name="T86">E</text:span><text:span text:style-name="T85">gy az előzőekhöz teljsen analóg működésű BACK gomb és egy SAVE gomb, a</text:span><text:span text:style-name="T88">mi a</text:span><text:span text:style-name="T85"> BACK gombhoz hasonló működik, de mellette menti a játékállást. Fontos, </text:span><text:span text:style-name="T86">hogy itt is, </text:span><text:span text:style-name="T85">ha magát az ablakot zárja be a felhasználó </text:span><text:span text:style-name="T86">a program leáll. Ez esetben a</text:span><text:span text:style-name="T85"> játékállás nem mentődik, elveszik.</text:span></text:p>
      <text:p text:style-name="P60"/>
      <text:p text:style-name="P64"><text:span text:style-name="T85">A</text:span><text:span text:style-name="T82">z AI-t, Min</text:span><text:span text:style-name="T86">im</text:span><text:span text:style-name="T82">ax algoritmussal tervezem megvalósítani.</text:span></text:p>
      <text:p text:style-name="P59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23:01:07.034745621</meta:creation-date>
    <dc:date>2020-11-01T17:05:06.004719855</dc:date>
    <meta:editing-duration>PT3H33M22S</meta:editing-duration>
    <meta:editing-cycles>7</meta:editing-cycles>
    <meta:generator>LibreOffice/6.4.6.2$Linux_X86_64 LibreOffice_project/40$Build-2</meta:generator>
    <meta:document-statistic meta:table-count="5" meta:image-count="1" meta:object-count="0" meta:page-count="4" meta:paragraph-count="81" meta:word-count="1047" meta:character-count="7135" meta:non-whitespace-character-count="6162"/>
  </office:meta>
</office:document-meta>
</file>